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90000006758D8D4986677328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8.28cm" svg:height="2.724cm" svg:x="2.3cm" svg:y="2.576cm">
          <draw:image xlink:href="Pictures/10000000000001390000006758D8D49866773283.jpg" xlink:type="simple" xlink:show="embed" xlink:actuate="onLoad" loext:mime-type="image/jpeg">
            <text:p text:style-name="P1"><text:span text:style-name="T1">Próxima</text:span></text:p>
          </draw:image>
        </draw:frame>
        <draw:frame draw:style-name="gr1" draw:text-style-name="P2" draw:layer="layout" svg:width="8.28cm" svg:height="2.724cm" svg:x="2.42cm" svg:y="6.5cm">
          <draw:image xlink:href="Pictures/10000000000001390000006758D8D49866773283.jpg" xlink:type="simple" xlink:show="embed" xlink:actuate="onLoad" loext:mime-type="image/jpeg">
            <text:p text:style-name="P2">Anterior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9T16:00:06.602000000</meta:creation-date>
    <dc:date>2020-07-29T18:13:06.596000000</dc:date>
    <meta:editing-duration>PT1H45M45S</meta:editing-duration>
    <meta:editing-cycles>2</meta:editing-cycles>
    <meta:generator>LibreOffice/6.2.4.2$Windows_X86_64 LibreOffice_project/2412653d852ce75f65fbfa83fb7e7b669a126d64</meta:generator>
    <meta:document-statistic meta:object-count="2"/>
  </office:meta>
</office:document-meta>
</file>